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2pt" style:font-size-asian="12pt" style:font-size-complex="12pt"/>
    </style:style>
    <style:style style:name="P2" style:family="paragraph" style:parent-style-name="Standard"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4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 style:list-style-name="L2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 style:list-style-name="L1">
      <style:paragraph-properties fo:margin-left="1.251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 style:list-style-name="L4">
      <style:paragraph-properties fo:margin-left="1.251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Times New Roman"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645426821648814328" text:style-name="L1">
        <text:list-item>
          <text:p text:style-name="P9">Introducció: Presentació del conjunt de dades i de les variables seleccionades.</text:p>
        </text:list-item>
      </text:list>
      <text:p text:style-name="P11"/>
      <text:p text:style-name="P3">El tema del projecte correspon al Repte 3: Fomentació del comerç local, Tòpic: Creixement econòmic.</text:p>
      <text:p text:style-name="Standard"><text:span text:style-name="T1">Ens hem centrat les dades de Mercats i fires al carrer de la ciutat de Barcelona (</text:span><text:a xlink:type="simple" xlink:href="https://opendata-ajuntament.barcelona.cat/data/ca/dataset/mercats-fires-carrer" text:style-name="Internet_20_link" text:visited-style-name="Visited_20_Internet_20_Link"><text:span text:style-name="T1">https://opendata-ajuntament.barcelona.cat/data/ca/dataset/mercats-fires-carrer</text:span></text:a><text:span text:style-name="T1">) i Mercats municipals de la ciutat de Barcelona (</text:span><text:a xlink:type="simple" xlink:href="https://opendata-ajuntament.barcelona.cat/data/ca/dataset/mercats-municipals" text:style-name="Internet_20_link" text:visited-style-name="Visited_20_Internet_20_Link"><text:span text:style-name="T1">https://opendata-ajuntament.barcelona.cat/data/ca/dataset/mercats-municipals</text:span></text:a><text:span text:style-name="T1">).</text:span></text:p>
      <text:p text:style-name="Standard"/>
      <text:p text:style-name="P2">Les dades seleccionades per treballar son les següents:</text:p>
      <text:p text:style-name="P1"/>
      <text:list xml:id="list5571893122985390804" text:style-name="L2">
        <text:list-item>
          <text:p text:style-name="P7">name: nom del mercat</text:p>
        </text:list-item>
        <text:list-item>
          <text:p text:style-name="P7">date_creation: data de creació del mercat</text:p>
        </text:list-item>
        <text:list-item>
          <text:p text:style-name="P7">address: carrer de la direcció</text:p>
        </text:list-item>
        <text:list-item>
          <text:p text:style-name="P7">address_number: número de la carrer</text:p>
        </text:list-item>
        <text:list-item>
          <text:p text:style-name="P7">neighborhood: barri</text:p>
        </text:list-item>
        <text:list-item>
          <text:p text:style-name="P7">district; districte</text:p>
        </text:list-item>
        <text:list-item>
          <text:p text:style-name="P7">zip_code: codic postal</text:p>
        </text:list-item>
        <text:list-item>
          <text:p text:style-name="P7">town: ciutat </text:p>
        </text:list-item>
        <text:list-item>
          <text:p text:style-name="P7">coord_lat: coordenades geogràfiques latitud</text:p>
        </text:list-item>
        <text:list-item>
          <text:p text:style-name="P7">coord_lon: coordenades geogràfiques longitud</text:p>
        </text:list-item>
        <text:list-item>
          <text:p text:style-name="P7">phone: teléfon </text:p>
        </text:list-item>
        <text:list-item>
          <text:p text:style-name="P7">schedule: plana web per consultar els horaris dels mercats i fires</text:p>
        </text:list-item>
        <text:list-item>
          <text:p text:style-name="P7">enum: tipología de mercat: fira o mercat municipal</text:p>
        </text:list-item>
      </text:list>
      <text:p text:style-name="P6"/>
      <text:p text:style-name="P5">2. Depuració de dades: Descripció detallada de les tècniques de preprocessat aplicades </text:p>
      <text:p text:style-name="P4">i els criteris d’avaluació utilitzat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3.Resultats: Presentació dels resultats obtinguts.</text:p>
      <text:p text:style-name="P11"/>
      <text:p text:style-name="P12">El resultado es un archivo en formato _JSON con todos las variables necesarias para el desarrollo de nuestro proyecto.</text:p>
      <text:p text:style-name="P12"/>
      <text:list xml:id="list1747714523290044784" text:style-name="L4">
        <text:list-item>
          <text:p text:style-name="P10">Directoris</text:p>
        </text:list-item>
      </text:list>
      <text:p text:style-name="P12"/>
      <text:p text:style-name="P12">data/</text:p>
      <text:p text:style-name="P12">├── ramaderes.csv: Datos iniciales descargados de GENCAT.</text:p>
      <text:p text:style-name="P12">├── ACA-Consulta_de_dades_del_medi.xslx: Datos de analíticas de agua(NO3).</text:p>
      <text:p text:style-name="P12">├── superficies_comarques.csv: Datos de superficies comarcales descargados de Idescat.</text:p>
      <text:p text:style-name="P12">├── nitrats_media_comarca.csv: Datos de las analíticas de NO3 en aguas subterráneas transformado para unificar</text:p>
      <text:p text:style-name="P12">└──estadísticas_python.csv: Datos finales utilizados para el análisis estadístico que cargamos en </text:p>
      <text:p text:style-name="P12"/>
      <text:p text:style-name="P12"/>
      <text:p text:style-name="P12">notebooks/</text:p>
      <text:p text:style-name="P12"><text:soft-page-break/>├── mapa_explotaciones_comarca.ipynb: Notebook con EDA.</text:p>
      <text:p text:style-name="P12">└── nitrats_finals.ipynb: Notebook Depuración de archivo de nitratos por comarca.).</text:p>
      <text:p text:style-name="P12">├── comarcas.geojson: Datos exportados en Python. Archivo de polígonos de comarcas.</text:p>
      <text:p text:style-name="P12">└── comarcas.json: Datos convertidos desde el `comarcas.geojson` para importar en power bi un TopoJSON </text:p>
      <text:p text:style-name="P12">pasando por la web "Mapshaper"(https://mapshaper.org/)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ercedes Costal</meta:initial-creator>
    <meta:creation-date>2024-10-14T23:25:56.93</meta:creation-date>
    <dc:date>2024-10-22T19:33:33.67</dc:date>
    <dc:creator>Mercedes Costal</dc:creator>
    <meta:editing-duration>PT3H19M22S</meta:editing-duration>
    <meta:editing-cycles>12</meta:editing-cycles>
    <meta:generator>OpenOffice/4.1.15$Win32 OpenOffice.org_project/4115m2$Build-9813</meta:generator>
    <meta:printed-by>Mercedes Costal</meta:printed-by>
    <meta:print-date>2024-10-18T13:24:46.15</meta:print-date>
    <meta:document-statistic meta:table-count="0" meta:image-count="0" meta:object-count="0" meta:page-count="2" meta:paragraph-count="34" meta:word-count="271" meta:character-count="2077"/>
  </office:meta>
</office:document-meta>
</file>